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MR10" svg:font-family="CMR10" style:font-family-generic="roman"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svg:font-family="Time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2" svg:font-family="Times" style:font-family-generic="system" style:font-pitch="variable"/>
  </office:font-face-decls>
  <office:automatic-styles>
    <style:style style:name="P1" style:family="paragraph" style:parent-style-name="Header">
      <style:text-properties style:font-name="Liberation Serif" fo:font-size="9pt" officeooo:rsid="001c94ca" officeooo:paragraph-rsid="001c94ca" style:font-size-asian="9pt" style:font-size-complex="9pt"/>
    </style:style>
    <style:style style:name="P2" style:family="paragraph" style:parent-style-name="Footer">
      <style:paragraph-properties fo:text-align="start" style:justify-single-word="false"/>
      <style:text-properties officeooo:rsid="001c94ca" officeooo:paragraph-rsid="001c94ca"/>
    </style:style>
    <style:style style:name="P3" style:family="paragraph" style:parent-style-name="Standard">
      <style:text-properties officeooo:paragraph-rsid="00136c74"/>
    </style:style>
    <style:style style:name="P4" style:family="paragraph" style:parent-style-name="Standard">
      <style:text-properties officeooo:paragraph-rsid="0014d003"/>
    </style:style>
    <style:style style:name="P5" style:family="paragraph" style:parent-style-name="Standard">
      <style:text-properties officeooo:paragraph-rsid="0017f567"/>
    </style:style>
    <style:style style:name="P6" style:family="paragraph" style:parent-style-name="Standard">
      <style:text-properties officeooo:paragraph-rsid="002074b4"/>
    </style:style>
    <style:style style:name="P7" style:family="paragraph" style:parent-style-name="Standard">
      <style:text-properties officeooo:paragraph-rsid="00212ff0"/>
    </style:style>
    <style:style style:name="P8" style:family="paragraph" style:parent-style-name="Standard">
      <style:text-properties officeooo:paragraph-rsid="002199cc"/>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ab-stops>
          <style:tab-stop style:position="0.1252in"/>
          <style:tab-stop style:position="0.25in"/>
          <style:tab-stop style:position="0.5in"/>
        </style:tab-stops>
      </style:paragraph-properties>
      <style:text-properties officeooo:paragraph-rsid="00192e3b"/>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ab-stops>
          <style:tab-stop style:position="0.1252in"/>
          <style:tab-stop style:position="0.25in"/>
          <style:tab-stop style:position="0.5in"/>
        </style:tab-stops>
      </style:paragraph-properties>
      <style:text-properties officeooo:paragraph-rsid="0019374f"/>
    </style:style>
    <style:style style:name="P1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92e3b"/>
    </style:style>
    <style:style style:name="P1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9374f"/>
    </style:style>
    <style:style style:name="P1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c94ca"/>
    </style:style>
    <style:style style:name="P1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9374f"/>
    </style:style>
    <style:style style:name="P15" style:family="paragraph" style:parent-style-name="Heading_20_2">
      <style:paragraph-properties fo:margin-left="0in" fo:margin-right="0in" fo:margin-top="0in" fo:margin-bottom="0in" loext:contextual-spacing="false" fo:line-height="10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9374f"/>
    </style:style>
    <style:style style:name="P16" style:family="paragraph" style:parent-style-name="Heading_20_2">
      <style:paragraph-properties fo:margin-left="0in" fo:margin-right="0in" fo:margin-top="0in" fo:margin-bottom="0in" loext:contextual-spacing="false" fo:line-height="10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c94ca"/>
    </style:style>
    <style:style style:name="P17" style:family="paragraph" style:parent-style-name="Heading_20_2">
      <style:paragraph-properties fo:margin-left="0in" fo:margin-right="0in" fo:margin-top="0in" fo:margin-bottom="0in" loext:contextual-spacing="false" fo:line-height="15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92e3b"/>
    </style:style>
    <style:style style:name="P18" style:family="paragraph" style:parent-style-name="Heading_20_2">
      <style:text-properties officeooo:paragraph-rsid="00136c74"/>
    </style:style>
    <style:style style:name="P19" style:family="paragraph" style:parent-style-name="Heading_20_2">
      <style:text-properties officeooo:paragraph-rsid="0014d003"/>
    </style:style>
    <style:style style:name="P20" style:family="paragraph" style:parent-style-name="Heading_20_2">
      <style:text-properties officeooo:paragraph-rsid="00168f02"/>
    </style:style>
    <style:style style:name="P21" style:family="paragraph" style:parent-style-name="Heading_20_2">
      <style:text-properties officeooo:paragraph-rsid="00192e3b"/>
    </style:style>
    <style:style style:name="P22" style:family="paragraph" style:parent-style-name="Heading_20_1">
      <style:text-properties officeooo:paragraph-rsid="00136c74"/>
    </style:style>
    <style:style style:name="P23" style:family="paragraph" style:parent-style-name="Standard" style:list-style-name="L1">
      <style:text-properties officeooo:paragraph-rsid="0014d003"/>
    </style:style>
    <style:style style:name="P24" style:family="paragraph" style:parent-style-name="Standard" style:list-style-name="L2">
      <style:text-properties officeooo:paragraph-rsid="002199cc"/>
    </style:style>
    <style:style style:name="P25" style:family="paragraph" style:parent-style-name="Standard" style:list-style-name="L2">
      <style:text-properties style:font-name="Times New Roman" fo:font-size="13pt" officeooo:rsid="0021bce5" officeooo:paragraph-rsid="0021bce5" style:font-size-asian="13pt" style:font-size-complex="13pt"/>
    </style:style>
    <style:style style:name="P2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b18b1"/>
    </style:style>
    <style:style style:name="P2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2a6aca"/>
    </style:style>
    <style:style style:name="T1" style:family="text">
      <style:text-properties officeooo:rsid="001e80d0"/>
    </style:style>
    <style:style style:name="T2" style:family="text">
      <style:text-properties fo:font-style="normal" style:font-name-asian="Arial Unicode MS" style:font-style-asian="normal" style:font-name-complex="Arial Unicode MS" style:font-style-complex="normal"/>
    </style:style>
    <style:style style:name="T3" style:family="text">
      <style:text-properties fo:font-style="normal" officeooo:rsid="00136c74" style:font-name-asian="Arial Unicode MS" style:font-style-asian="normal" style:font-name-complex="Arial Unicode MS" style:font-style-complex="normal"/>
    </style:style>
    <style:style style:name="T4" style:family="text">
      <style:text-properties fo:font-style="normal" officeooo:rsid="0017f567" style:font-name-asian="Arial Unicode MS" style:font-style-asian="normal" style:font-name-complex="Arial Unicode MS" style:font-style-complex="normal"/>
    </style:style>
    <style:style style:name="T5" style:family="text">
      <style:text-properties fo:font-variant="normal" fo:text-transform="none" fo:color="#000000" style:text-line-through-style="none" style:text-line-through-type="none" style:text-position="0% 100%" style:font-name="Times1" fo:font-size="12pt" fo:font-style="italic" style:text-underline-style="none" fo:font-weight="normal" officeooo:rsid="0017f567" style:font-name-asian="Times2" style:font-size-asian="12pt" style:font-style-asian="italic" style:font-weight-asian="normal" style:font-name-complex="Times2" style:font-size-complex="12pt" style:font-style-complex="italic"/>
    </style:style>
    <style:style style:name="T6" style:family="text">
      <style:text-properties fo:font-variant="normal" fo:text-transform="none" fo:color="#000000" style:text-line-through-style="none" style:text-line-through-type="none" style:text-position="0% 100%" style:font-name="Times1" fo:font-size="12pt" fo:font-style="italic" style:text-underline-style="none" fo:font-weight="normal" officeooo:rsid="00192e3b" style:font-name-asian="Times2" style:font-size-asian="12pt" style:font-style-asian="italic" style:font-weight-asian="normal" style:font-name-complex="Times2" style:font-size-complex="12pt" style:font-style-complex="italic"/>
    </style:style>
    <style:style style:name="T7" style:family="text">
      <style:text-properties fo:font-variant="normal" fo:text-transform="none" fo:color="#000000" style:text-line-through-style="none" style:text-line-through-type="none" style:text-position="0% 100%" style:font-name="Times1" fo:font-size="12pt" fo:font-style="italic" style:text-underline-style="none" fo:font-weight="normal" officeooo:rsid="00192e3b" style:font-name-asian="Times2" style:font-size-asian="12pt" style:font-style-asian="italic" style:font-weight-asian="normal" style:font-name-complex="Times2" style:font-size-complex="12pt" style:font-style-complex="italic" style:font-weight-complex="bold"/>
    </style:style>
    <style:style style:name="T8" style:family="text">
      <style:text-properties fo:font-variant="normal" fo:text-transform="none" fo:color="#000000" style:text-line-through-style="none" style:text-line-through-type="none" style:text-position="0% 100%" style:font-name="Times1" fo:font-size="12pt" fo:font-style="italic" style:text-underline-style="none" fo:font-weight="normal" officeooo:rsid="0019374f" style:font-name-asian="Times2" style:font-size-asian="12pt" style:font-style-asian="italic" style:font-weight-asian="normal" style:font-name-complex="Times2" style:font-size-complex="12pt" style:font-style-complex="italic" style:font-weight-complex="bold"/>
    </style:style>
    <style:style style:name="T9" style:family="text">
      <style:text-properties fo:font-variant="normal" fo:text-transform="none" fo:color="#000000" style:text-line-through-style="none" style:text-line-through-type="none" style:text-position="0% 100%" style:font-name="Times1" fo:font-size="14pt" fo:font-style="normal" style:text-underline-style="none" fo:font-weight="bold" officeooo:rsid="00192e3b" style:font-name-asian="Arial Unicode MS" style:font-size-asian="14pt" style:font-style-asian="normal" style:font-weight-asian="bold" style:font-name-complex="Arial Unicode MS"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Times1" fo:font-size="14pt" fo:font-style="normal" style:text-underline-style="none" fo:font-weight="bold" officeooo:rsid="0019374f" style:font-name-asian="Arial Unicode MS" style:font-size-asian="14pt" style:font-style-asian="normal" style:font-weight-asian="bold" style:font-name-complex="Arial Unicode MS" style:font-size-complex="14pt" style:font-style-complex="normal" style:font-weight-complex="bold"/>
    </style:style>
    <style:style style:name="T11" style:family="text">
      <style:text-properties fo:font-variant="normal" fo:text-transform="none" fo:color="#000000" style:text-line-through-style="none" style:text-line-through-type="none" style:text-position="0% 100%" style:font-name="Times1" fo:font-size="16pt" fo:font-style="normal" style:text-underline-style="none" fo:font-weight="bold" officeooo:rsid="00192e3b" style:font-name-asian="Arial Unicode MS" style:font-size-asian="16pt" style:font-style-asian="normal" style:font-weight-asian="bold" style:font-name-complex="Arial Unicode MS"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imes1" fo:font-size="16pt" fo:font-style="normal" style:text-underline-style="none" fo:font-weight="bold" officeooo:rsid="0027b7c6" style:font-name-asian="Arial Unicode MS" style:font-size-asian="16pt" style:font-style-asian="normal" style:font-weight-asian="bold" style:font-name-complex="Arial Unicode MS" style:font-size-complex="16pt" style:font-style-complex="normal" style:font-weight-complex="bold"/>
    </style:style>
    <style:style style:name="T13" style:family="text">
      <style:text-properties fo:font-variant="normal" fo:text-transform="none" fo:color="#000000" style:text-line-through-style="none" style:text-line-through-type="none" style:text-position="0% 100%" style:font-name="Liberation Serif" fo:font-size="14pt" fo:font-style="normal" style:text-underline-style="none" fo:font-weight="normal" officeooo:rsid="001c94ca" style:font-name-asian="Arial Unicode MS" style:font-size-asian="14pt" style:font-style-asian="normal" style:font-weight-asian="normal" style:font-name-complex="Arial Unicode MS"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bold" officeooo:rsid="0019374f" style:font-name-asian="Arial Unicode MS" style:font-size-asian="13pt" style:font-style-asian="normal" style:font-weight-asian="bold" style:font-name-complex="Arial Unicode MS" style:font-size-complex="13pt" style:font-style-complex="normal" style:font-weight-complex="bold"/>
    </style:style>
    <style:style style:name="T15"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bold" officeooo:rsid="0019374f"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16"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normal" officeooo:rsid="0019374f" style:font-name-asian="Arial Unicode MS" style:font-size-asian="13pt" style:font-style-asian="normal" style:font-weight-asian="bold" style:font-name-complex="Arial Unicode MS" style:font-size-complex="13pt" style:font-style-complex="normal" style:font-weight-complex="bold"/>
    </style:style>
    <style:style style:name="T17"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normal" officeooo:rsid="0019374f"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18"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normal" officeooo:rsid="001b18b1"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19"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normal" officeooo:rsid="001b18b1" style:text-blink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normal" officeooo:rsid="002a6aca" style:text-blink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21" style:family="text">
      <style:text-properties fo:font-variant="normal" fo:text-transform="none" fo:color="#222222" style:text-line-through-style="none" style:text-line-through-type="none" style:text-position="0% 100%" style:font-name="Liberation Serif" fo:font-size="13pt" fo:letter-spacing="normal" fo:font-style="normal" style:text-underline-style="none" fo:font-weight="normal" officeooo:rsid="0019374f"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22" style:family="text">
      <style:text-properties fo:font-variant="normal" fo:text-transform="none" fo:color="#222222" style:text-line-through-style="none" style:text-line-through-type="none" style:text-position="0% 100%" style:font-name="Liberation Serif" fo:font-size="13pt" fo:letter-spacing="normal" fo:font-style="normal" style:text-underline-style="none" fo:font-weight="normal" officeooo:rsid="001b18b1" style:text-blink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23" style:family="text">
      <style:text-properties fo:font-variant="normal" fo:text-transform="none" fo:color="#222222" style:text-line-through-style="none" style:text-line-through-type="none" style:text-position="0% 100%" style:font-name="Liberation Serif" fo:font-size="13pt" fo:letter-spacing="normal" fo:font-style="normal" style:text-underline-style="none" fo:font-weight="bold" officeooo:rsid="0019374f"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24" style:family="text">
      <style:text-properties fo:font-variant="normal" fo:text-transform="none" fo:color="#0b0080" style:text-line-through-style="none" style:text-line-through-type="none" style:text-position="0% 100%" style:font-name="Liberation Serif" fo:font-size="13pt" fo:letter-spacing="normal" fo:font-style="normal" style:text-underline-style="none" fo:font-weight="normal" officeooo:rsid="0019374f"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25" style:family="text">
      <style:text-properties fo:font-size="14pt" fo:font-style="normal" officeooo:rsid="0017f567" style:font-name-asian="Arial Unicode MS" style:font-size-asian="14pt" style:font-style-asian="normal" style:font-name-complex="Arial Unicode MS" style:font-size-complex="14pt" style:font-style-complex="normal"/>
    </style:style>
    <style:style style:name="T26" style:family="text">
      <style:text-properties fo:font-size="14pt" fo:font-style="normal" officeooo:rsid="00192e3b" style:font-name-asian="Arial Unicode MS" style:font-size-asian="14pt" style:font-style-asian="normal" style:font-name-complex="Arial Unicode MS" style:font-size-complex="14pt" style:font-style-complex="normal"/>
    </style:style>
    <style:style style:name="T27" style:family="text">
      <style:text-properties fo:font-size="14pt" fo:font-style="normal" officeooo:rsid="002074b4" style:font-name-asian="Arial Unicode MS" style:font-size-asian="14pt" style:font-style-asian="normal" style:font-name-complex="Arial Unicode MS" style:font-size-complex="14pt" style:font-style-complex="normal"/>
    </style:style>
    <style:style style:name="T28" style:family="text">
      <style:text-properties fo:font-size="14pt" fo:font-style="normal" officeooo:rsid="00212ff0" style:font-name-asian="Arial Unicode MS" style:font-size-asian="14pt" style:font-style-asian="normal" style:font-name-complex="Arial Unicode MS" style:font-size-complex="14pt" style:font-style-complex="normal"/>
    </style:style>
    <style:style style:name="T29" style:family="text">
      <style:text-properties fo:font-size="14pt" fo:font-style="normal" officeooo:rsid="002199cc" style:font-name-asian="Arial Unicode MS" style:font-size-asian="14pt" style:font-style-asian="normal" style:font-name-complex="Arial Unicode MS" style:font-size-complex="14pt" style:font-style-complex="normal"/>
    </style:style>
    <style:style style:name="T30" style:family="text">
      <style:text-properties fo:font-size="12pt" fo:font-style="normal" officeooo:rsid="00168f02" style:font-name-asian="Arial Unicode MS" style:font-size-asian="12pt" style:font-style-asian="normal" style:font-name-complex="Arial Unicode MS" style:font-size-complex="12pt" style:font-style-complex="normal"/>
    </style:style>
    <style:style style:name="T31" style:family="text">
      <style:text-properties officeooo:rsid="00226793"/>
    </style:style>
    <style:style style:name="T32" style:family="text">
      <style:text-properties style:font-name="Times New Roman" fo:font-size="13pt" fo:font-style="normal" officeooo:rsid="0014d003" style:font-name-asian="Arial Unicode MS" style:font-size-asian="13pt" style:font-style-asian="normal" style:font-name-complex="Arial Unicode MS" style:font-size-complex="13pt" style:font-style-complex="normal"/>
    </style:style>
    <style:style style:name="T33" style:family="text">
      <style:text-properties style:font-name="Times New Roman" fo:font-size="13pt" fo:font-style="normal" officeooo:rsid="002199cc" style:font-name-asian="Arial Unicode MS" style:font-size-asian="13pt" style:font-style-asian="normal" style:font-name-complex="Arial Unicode MS" style:font-size-complex="13pt" style:font-style-complex="normal"/>
    </style:style>
    <style:style style:name="T34" style:family="text">
      <style:text-properties style:font-name="Times New Roman" fo:font-size="13pt" fo:font-style="normal" officeooo:rsid="00168f02" style:font-name-asian="Arial Unicode MS" style:font-size-asian="13pt" style:font-style-asian="normal" style:font-name-complex="Arial Unicode MS" style:font-size-complex="13pt" style:font-style-complex="normal"/>
    </style:style>
    <style:style style:name="T35" style:family="text">
      <style:text-properties style:font-name="Times New Roman" fo:font-size="13pt" fo:font-style="normal" officeooo:rsid="0017f567" style:font-name-asian="Arial Unicode MS" style:font-size-asian="13pt" style:font-style-asian="normal" style:font-name-complex="Arial Unicode MS" style:font-size-complex="13pt" style:font-style-complex="normal"/>
    </style:style>
    <style:style style:name="T36" style:family="text">
      <style:text-properties style:font-name="Times New Roman" fo:font-size="13pt" fo:font-style="normal" officeooo:rsid="0021bce5" style:font-name-asian="Arial Unicode MS" style:font-size-asian="13pt" style:font-style-asian="normal" style:font-name-complex="Arial Unicode MS" style:font-size-complex="13pt" style:font-style-complex="normal"/>
    </style:style>
    <style:style style:name="T37" style:family="text">
      <style:text-properties style:font-name="Times New Roman" fo:font-size="13pt" style:font-size-asian="13pt" style:font-size-complex="13pt"/>
    </style:style>
    <style:style style:name="T38" style:family="text">
      <style:text-properties style:font-name="Times New Roman" fo:font-size="13pt" officeooo:rsid="0021bce5" style:font-size-asian="13pt" style:font-size-complex="13pt"/>
    </style:style>
    <style:style style:name="T39" style:family="text">
      <style:text-properties style:font-name="Times New Roman" fo:font-size="13pt" officeooo:rsid="00226793" style:font-size-asian="13pt" style:font-size-complex="13pt"/>
    </style:style>
    <style:style style:name="T40" style:family="text">
      <style:text-properties style:font-name="Times New Roman" fo:font-size="13pt" officeooo:rsid="0022a21b" style:font-size-asian="13pt" style:font-size-complex="13pt"/>
    </style:style>
    <style:style style:name="T41" style:family="text">
      <style:text-properties style:font-name="Times New Roman" fo:font-size="14pt" fo:font-style="normal" officeooo:rsid="00136c74" style:font-name-asian="Arial Unicode MS" style:font-size-asian="14pt" style:font-style-asian="normal" style:font-name-complex="Arial Unicode MS" style:font-size-complex="14pt" style:font-style-complex="normal"/>
    </style:style>
    <style:style style:name="T42" style:family="text">
      <style:text-properties style:font-name="Times New Roman" fo:font-size="14pt" fo:font-style="normal" officeooo:rsid="0024bf3f" style:font-name-asian="Arial Unicode MS" style:font-size-asian="14pt" style:font-style-asian="normal" style:font-name-complex="Arial Unicode MS" style:font-size-complex="14pt" style:font-style-complex="normal"/>
    </style:style>
    <style:style style:name="T43" style:family="text">
      <style:text-properties style:font-name="Times New Roman" fo:font-size="14pt" fo:font-style="normal" officeooo:rsid="0014d003" style:font-name-asian="Arial Unicode MS" style:font-size-asian="14pt" style:font-style-asian="normal" style:font-name-complex="Arial Unicode MS" style:font-size-complex="14pt" style:font-style-complex="normal"/>
    </style:style>
    <style:style style:name="T44" style:family="text">
      <style:text-properties style:font-name="Times New Roman" fo:font-size="14pt" fo:font-style="normal" officeooo:rsid="002074b4" style:font-name-asian="Arial Unicode MS" style:font-size-asian="14pt" style:font-style-asian="normal" style:font-name-complex="Arial Unicode MS" style:font-size-complex="14pt" style:font-style-complex="normal"/>
    </style:style>
    <style:style style:name="T45" style:family="text">
      <style:text-properties style:font-name="Times New Roman" fo:font-size="14pt" fo:font-style="normal" officeooo:rsid="002120f2" style:font-name-asian="Arial Unicode MS" style:font-size-asian="14pt" style:font-style-asian="normal" style:font-name-complex="Arial Unicode MS" style:font-size-complex="14pt" style:font-style-complex="normal"/>
    </style:style>
    <style:style style:name="T46" style:family="text">
      <style:text-properties style:font-name="Times New Roman" fo:font-size="14pt" fo:font-style="normal" officeooo:rsid="00212ff0" style:font-name-asian="Arial Unicode MS" style:font-size-asian="14pt" style:font-style-asian="normal" style:font-name-complex="Arial Unicode MS" style:font-size-complex="14pt" style:font-style-complex="normal"/>
    </style:style>
    <style:style style:name="T47" style:family="text">
      <style:text-properties style:font-name="Times New Roman" fo:font-size="14pt" fo:font-style="normal" officeooo:rsid="00168f02" style:font-name-asian="Arial Unicode MS" style:font-size-asian="14pt" style:font-style-asian="normal" style:font-name-complex="Arial Unicode MS" style:font-size-complex="14pt" style:font-style-complex="normal"/>
    </style:style>
    <style:style style:name="T48" style:family="text">
      <style:text-properties style:font-name="Times New Roman" fo:font-size="14pt" fo:font-style="normal" officeooo:rsid="002199cc" style:font-name-asian="Arial Unicode MS" style:font-size-asian="14pt" style:font-style-asian="normal" style:font-name-complex="Arial Unicode MS" style:font-size-complex="14pt" style:font-style-complex="normal"/>
    </style:style>
    <style:style style:name="T49" style:family="text">
      <style:text-properties fo:font-size="18pt" style:font-name-asian="Arial Unicode MS" style:font-size-asian="18pt" style:font-name-complex="Arial Unicode MS" style:font-size-complex="18pt"/>
    </style:style>
    <style:style style:name="T50" style:family="text">
      <style:text-properties fo:font-size="16pt" style:font-name-asian="Arial Unicode MS" style:font-size-asian="16pt" style:font-name-complex="Arial Unicode MS" style:font-size-complex="16pt"/>
    </style:style>
    <style:style style:name="T51" style:family="text">
      <style:text-properties fo:font-size="16pt" fo:font-style="normal" officeooo:rsid="00136c74" style:font-name-asian="Arial Unicode MS" style:font-size-asian="16pt" style:font-style-asian="normal" style:font-name-complex="Arial Unicode MS" style:font-size-complex="16pt" style:font-style-complex="normal"/>
    </style:style>
    <style:style style:name="T52" style:family="text">
      <style:text-properties fo:font-size="16pt" fo:font-style="normal" officeooo:rsid="00168f02" style:font-name-asian="Arial Unicode MS" style:font-size-asian="16pt" style:font-style-asian="normal" style:font-name-complex="Arial Unicode MS" style:font-size-complex="16pt" style:font-style-complex="normal"/>
    </style:style>
    <style:style style:name="T53" style:family="text">
      <style:text-properties fo:font-size="16pt" fo:font-style="normal" officeooo:rsid="0017f567" style:font-name-asian="Arial Unicode MS" style:font-size-asian="16pt" style:font-style-asian="normal" style:font-name-complex="Arial Unicode MS" style:font-size-complex="16pt" style:font-style-complex="normal"/>
    </style:style>
    <style:style style:name="T54" style:family="text">
      <style:text-properties fo:font-size="16pt" fo:font-style="normal" officeooo:rsid="0027b7c6" style:font-name-asian="Arial Unicode MS" style:font-size-asian="16pt" style:font-style-asian="normal" style:font-name-complex="Arial Unicode MS" style:font-size-complex="16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span text:style-name="page_20_number"><text:span text:style-name="T49">2. General Description</text:span></text:span></text:h>
      <text:h text:style-name="P18" text:outline-level="2"><text:bookmark text:name="_Toc9"/><text:span text:style-name="page_20_number"><text:span text:style-name="T50">2.1 Product Perspective</text:span></text:span></text:h>
      <text:p text:style-name="P3"><text:span text:style-name="page_20_number"><text:span text:style-name="T2"><text:s/></text:span></text:span><text:span text:style-name="page_20_number"><text:span text:style-name="T41">The first software aims to calculate the probability of detection given the </text:span></text:span><text:span text:style-name="page_20_number"><text:span text:style-name="T42">probability</text:span></text:span><text:span text:style-name="page_20_number"><text:span text:style-name="T41"> of false alarm and signal-to-noise ratio. This product will be developed and tested using MATLAB – </text:span></text:span><text:span text:style-name="page_20_number"><text:span text:style-name="T43">a numerical computing environment</text:span></text:span><text:span text:style-name="page_20_number"><text:span text:style-name="T41">.</text:span></text:span></text:p>
      <text:p text:style-name="P6"><text:span text:style-name="page_20_number"><text:span text:style-name="T44">The Target Tracking software deals with the tracking of a specific target </text:span></text:span><text:span text:style-name="page_20_number"><text:span text:style-name="T45">using measurement extraction and their processing, using measured pixel intensit</text:span></text:span><text:span text:style-name="page_20_number"><text:span text:style-name="T46">i</text:span></text:span><text:span text:style-name="page_20_number"><text:span text:style-name="T45">es in the tracking window for an extended target and, image segmentation and clustering, in the case of small images. </text:span></text:span></text:p>
      <text:p text:style-name="P3"><text:span text:style-name="page_20_number"><text:span text:style-name="T3"/></text:span></text:p>
      <text:h text:style-name="P19" text:outline-level="2"><text:span text:style-name="page_20_number"><text:span text:style-name="T51">2.2 Product F</text:span></text:span><text:span text:style-name="page_20_number"><text:span text:style-name="T54">unctions</text:span></text:span></text:h>
      <text:p text:style-name="P4"><text:span text:style-name="page_20_number"><text:span text:style-name="T43">The main features of the PoD software are:</text:span></text:span></text:p>
      <text:list xml:id="list519401368" text:style-name="L1">
        <text:list-item>
          <text:p text:style-name="P23"><text:span text:style-name="page_20_number"><text:span text:style-name="T32">Generat</text:span></text:span><text:span text:style-name="page_20_number"><text:span text:style-name="T34">ion of</text:span></text:span><text:span text:style-name="page_20_number"><text:span text:style-name="T32"> plots of probability of detection versus </text:span></text:span><text:span text:style-name="page_20_number"><text:span text:style-name="T34">SNR</text:span></text:span><text:span text:style-name="page_20_number"><text:span text:style-name="T32"> for a specified probability of false alarm rate.</text:span></text:span></text:p>
        </text:list-item>
        <text:list-item>
          <text:p text:style-name="P23"><text:span text:style-name="page_20_number"><text:span text:style-name="T32">Value of the </text:span></text:span><text:span text:style-name="page_20_number"><text:span text:style-name="T34">PoD </text:span></text:span><text:span text:style-name="page_20_number"><text:span text:style-name="T35">as output, </text:span></text:span><text:span text:style-name="page_20_number"><text:span text:style-name="T34">when SNR and probability of false alarm are specified.</text:span></text:span></text:p>
        </text:list-item>
      </text:list>
      <text:p text:style-name="P4"><text:span text:style-name="page_20_number"><text:span text:style-name="T47"/></text:span></text:p>
      <text:p text:style-name="P8"><text:span text:style-name="page_20_number"><text:span text:style-name="T48">The Target Tracking software will perform the following tasks:</text:span></text:span></text:p>
      <text:list xml:id="list1135689968" text:style-name="L2">
        <text:list-item>
          <text:p text:style-name="P24"><text:span text:style-name="page_20_number"><text:span text:style-name="T36">Detect a target by using the relation</text:span></text:span><text:span text:style-name="page_20_number"><text:span text:style-name="T33"> </text:span></text:span><text:span text:style-name="page_20_number"><text:span text:style-name="T36">between </text:span></text:span><text:span text:style-name="page_20_number"><text:span text:style-name="T33">the measurement noise statistics of the single frame based centroi</text:span></text:span><text:span text:style-name="page_20_number"><text:span text:style-name="T36">d</text:span></text:span><text:span text:style-name="page_20_number"><text:span text:style-name="T33"> </text:span></text:span><text:span text:style-name="T37">estimate and the centroid offset estimate based on two adjacent frames </text:span><text:span text:style-name="T38">in the tracking window,</text:span><text:span text:style-name="T37"> <text:s/></text:span><text:span text:style-name="T38">and</text:span><text:span text:style-name="T37"> the SNR for an </text:span><text:span text:style-name="T39">FL</text:span><text:span text:style-name="T40">i</text:span><text:span text:style-name="T39">R imaging</text:span><text:span text:style-name="T37"> sensor.</text:span></text:p>
        </text:list-item>
        <text:list-item>
          <text:p text:style-name="P25">Track the detected target using the tracking filters devised for single and two targets with the help of the above measurements and using the offset measurements accounting for its recorded noise autocorrelation.</text:p>
        </text:list-item>
        <text:list-item>
          <text:p text:style-name="P25">Determine the centroid of a <text:span text:style-name="T31">binary</text:span> segmented image, <text:span text:style-name="T31">generated using multilayer segmentation technique, and track its motion using the centroid measurements.</text:span></text:p>
        </text:list-item>
      </text:list>
      <text:p text:style-name="P4"><text:span text:style-name="page_20_number"><text:span text:style-name="T30"/></text:span></text:p>
      <text:h text:style-name="P20" text:outline-level="2"><text:span text:style-name="page_20_number"><text:span text:style-name="T52">2.3 User Characteristics</text:span></text:span></text:h>
      <text:p text:style-name="P5"><text:span text:style-name="page_20_number"><text:span text:style-name="T25">This software is specifically designed to be used by professors, research scholars and students who are associated with the technical tasks in the field of Astronomy </text:span></text:span><text:span text:style-name="page_20_number"><text:span text:style-name="T26">for educational purposes</text:span></text:span><text:span text:style-name="page_20_number"><text:span text:style-name="T25">. </text:span></text:span><text:span text:style-name="page_20_number"><text:span text:style-name="T26">The </text:span></text:span><text:span text:style-name="page_20_number"><text:span text:style-name="T27">PoD</text:span></text:span><text:span text:style-name="page_20_number"><text:span text:style-name="T26"> software can also be utilized by</text:span></text:span><text:span text:style-name="page_20_number"><text:span text:style-name="T25"> </text:span></text:span><text:span text:style-name="page_20_number"><text:span text:style-name="T26">professional people in electro-optical systems and in radar and laser systems</text:span></text:span><text:span text:style-name="page_20_number"><text:span text:style-name="T25">.</text:span></text:span></text:p>
      <text:p text:style-name="P7"><text:span text:style-name="page_20_number"><text:span text:style-name="T28">On the other hand, the Target Tracking software is solely designed to be used by </text:span></text:span><text:span text:style-name="page_20_number"><text:span text:style-name="T29">professors and professional people in defense sector. This software is used in detection and tracking sytems along with infrared sensors.</text:span></text:span></text:p>
      <text:p text:style-name="P5"><text:soft-page-break/><text:span text:style-name="page_20_number"><text:span text:style-name="T4"/></text:span></text:p>
      <text:h text:style-name="P21" text:outline-level="2"><text:span text:style-name="page_20_number"><text:span text:style-name="T53">2.4 General Constraints</text:span></text:span></text:h>
      <text:p text:style-name="P9"><text:span text:style-name="page_20_number"><text:span text:style-name="T5">To be updated as soon as </text:span></text:span><text:span text:style-name="page_20_number"><text:span text:style-name="T6">the software and hardware are finalized.</text:span></text:span></text:p>
      <text:p text:style-name="P11"><text:span text:style-name="page_20_number"><text:span text:style-name="T6"/></text:span></text:p>
      <text:h text:style-name="P17" text:outline-level="2"><text:span text:style-name="page_20_number"><text:span text:style-name="T11">2.5 Assumptions and Dependencies</text:span></text:span></text:h>
      <text:p text:style-name="P10"><text:span text:style-name="page_20_number"><text:span text:style-name="T7">To be updated a</text:span></text:span><text:span text:style-name="page_20_number"><text:span text:style-name="T8">s</text:span></text:span><text:span text:style-name="page_20_number"><text:span text:style-name="T7"> the product finaliz</text:span></text:span><text:span text:style-name="page_20_number"><text:span text:style-name="T8">ed</text:span></text:span><text:span text:style-name="page_20_number"><text:span text:style-name="T7"> and testing its compatibility with other devices.</text:span></text:span></text:p>
      <text:p text:style-name="P12"><text:span text:style-name="page_20_number"><text:span text:style-name="T7"/></text:span></text:p>
      <text:h text:style-name="P16" text:outline-level="2"><text:span text:style-name="page_20_number"><text:span text:style-name="T11">2.6 Operating Environment</text:span></text:span></text:h>
      <text:p text:style-name="P13"><text:span text:style-name="page_20_number"><text:span text:style-name="T13">This software can be installed and run on Windows 10 platform with MATLAB Runtime already installed on the systems. </text:span></text:span></text:p>
      <text:p text:style-name="P12"><text:span text:style-name="page_20_number"><text:span text:style-name="T7"/></text:span></text:p>
      <text:h text:style-name="P15" text:outline-level="2"><text:span text:style-name="page_20_number"><text:span text:style-name="T11">2.</text:span></text:span><text:span text:style-name="page_20_number"><text:span text:style-name="T12">7</text:span></text:span><text:span text:style-name="page_20_number"><text:span text:style-name="T11"> Technologies To Be Used</text:span></text:span></text:h>
      <text:p text:style-name="P12"><text:span text:style-name="page_20_number"><text:span text:style-name="T9"/></text:span></text:p>
      <text:p text:style-name="P14"><text:span text:style-name="page_20_number"><text:span text:style-name="T10">MATLAB:</text:span></text:span></text:p>
      <text:p text:style-name="P12"><text:span text:style-name="page_20_number"><text:span text:style-name="T14">MATLAB </text:span></text:span><text:span text:style-name="page_20_number"><text:span text:style-name="T16">(</text:span></text:span><text:span text:style-name="page_20_number"><text:span text:style-name="T14">mat</text:span></text:span><text:span text:style-name="page_20_number"><text:span text:style-name="T16">rix </text:span></text:span><text:span text:style-name="page_20_number"><text:span text:style-name="T14">lab</text:span></text:span><text:span text:style-name="page_20_number"><text:span text:style-name="T16">oratory) is a </text:span></text:span><text:span text:style-name="page_20_number"><text:span text:style-name="T17">multi-paradigm</text:span></text:span><text:span text:style-name="page_20_number"><text:span text:style-name="T15"> </text:span></text:span><text:span text:style-name="page_20_number"><text:span text:style-name="T17">numerical computing</text:span></text:span><text:span text:style-name="page_20_number"><text:span text:style-name="T15"> </text:span></text:span><text:span text:style-name="page_20_number"><text:span text:style-name="T16">environment. A </text:span></text:span><text:span text:style-name="page_20_number"><text:span text:style-name="T17">proprietary programming language</text:span></text:span><text:span text:style-name="page_20_number"><text:span text:style-name="T15"> </text:span></text:span><text:span text:style-name="page_20_number"><text:span text:style-name="T16">developed by </text:span></text:span><text:span text:style-name="page_20_number"><text:span text:style-name="T17">MathWorks</text:span></text:span><text:span text:style-name="page_20_number"><text:span text:style-name="T16">, MATLAB allows </text:span></text:span><text:span text:style-name="page_20_number"><text:span text:style-name="T17">matrix</text:span></text:span><text:span text:style-name="page_20_number"><text:span text:style-name="T15"> </text:span></text:span><text:span text:style-name="page_20_number"><text:span text:style-name="T16">manipulations, plotting of </text:span></text:span><text:a xlink:type="simple" xlink:href="https://en.wikipedia.org/wiki/Function_(mathematics)" text:style-name="Internet_20_link" text:visited-style-name="Visited_20_Internet_20_Link"><text:span text:style-name="page_20_number"><text:span text:style-name="T17">functions</text:span></text:span></text:a><text:span text:style-name="page_20_number"><text:span text:style-name="T15"> </text:span></text:span><text:span text:style-name="page_20_number"><text:span text:style-name="T16">and data, implementation of </text:span></text:span><text:span text:style-name="page_20_number"><text:span text:style-name="T17">algorithms</text:span></text:span><text:span text:style-name="page_20_number"><text:span text:style-name="T16">, creation of </text:span></text:span><text:span text:style-name="page_20_number"><text:span text:style-name="T17">user interfaces</text:span></text:span><text:span text:style-name="page_20_number"><text:span text:style-name="T16">, and interfacing with programs written in other languages, including </text:span></text:span><text:span text:style-name="page_20_number"><text:span text:style-name="T17">C</text:span></text:span><text:span text:style-name="page_20_number"><text:span text:style-name="T16">, </text:span></text:span><text:span text:style-name="page_20_number"><text:span text:style-name="T17">C++</text:span></text:span><text:span text:style-name="page_20_number"><text:span text:style-name="T16">, </text:span></text:span><text:span text:style-name="page_20_number"><text:span text:style-name="T17">C#</text:span></text:span><text:span text:style-name="page_20_number"><text:span text:style-name="T16">, </text:span></text:span><text:span text:style-name="page_20_number"><text:span text:style-name="T17">Java</text:span></text:span><text:span text:style-name="page_20_number"><text:span text:style-name="T16">, </text:span></text:span><text:span text:style-name="page_20_number"><text:span text:style-name="T18">FORTRAN</text:span></text:span><text:span text:style-name="page_20_number"><text:span text:style-name="T15"> </text:span></text:span><text:span text:style-name="page_20_number"><text:span text:style-name="T16">and </text:span></text:span><text:span text:style-name="page_20_number"><text:span text:style-name="T17">Python</text:span></text:span><text:span text:style-name="page_20_number"><text:span text:style-name="T15">.</text:span></text:span></text:p>
      <text:p text:style-name="P12"><text:span text:style-name="page_20_number"><text:span text:style-name="T15"/></text:span></text:p>
      <text:p text:style-name="P12"><text:span text:style-name="page_20_number"><text:span text:style-name="T21">The MATLAB application is built around the MATLAB scripting language. Common usage of the MATLAB application involves using the Command Window as an interactive mathematical </text:span></text:span><text:a xlink:type="simple" xlink:href="https://en.wikipedia.org/wiki/Command_line_interface" text:style-name="Internet_20_link" text:visited-style-name="Visited_20_Internet_20_Link"><text:span text:style-name="page_20_number"><text:span text:style-name="T24">shell</text:span></text:span></text:a><text:span text:style-name="page_20_number"><text:span text:style-name="T23"> </text:span></text:span><text:span text:style-name="page_20_number"><text:span text:style-name="T21">or executing text files containing MATLAB code</text:span></text:span><text:span text:style-name="page_20_number"><text:span text:style-name="T15">.</text:span></text:span></text:p>
      <text:p text:style-name="P12"><text:span text:style-name="page_20_number"><text:span text:style-name="T15"/></text:span></text:p>
      <text:p text:style-name="P26"><text:span text:style-name="page_20_number"><text:span text:style-name="T19">This software was developed on the R2017a version of MATLAB. This version</text:span></text:span><text:span text:style-name="page_20_number"><text:span text:style-name="T22"> consists cloud-based MATLAB desktop accessed in a web browser</text:span></text:span><text:span text:style-name="page_20_number"><text:span text:style-name="T19">.</text:span></text:span></text:p>
      <text:p text:style-name="P26"><text:span text:style-name="page_20_number"><text:span text:style-name="T19"/></text:span></text:p>
      <text:p text:style-name="P26"><text:span text:style-name="page_20_number"><text:span text:style-name="T19"/></text:span></text:p>
      <text:p text:style-name="P27"><text:span text:style-name="page_20_number"><text:span text:style-name="T20">MmdQEJKnjlkenfjkNFWJKEN</text:span></text:span></text:p>
      <text:p text:style-name="P27"><text:span text:style-name="page_20_number"><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MR10" svg:font-family="CMR10" style:font-family-generic="roman"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svg:font-family="Time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2"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Standard" style:default-outline-level="2" style:list-style-name="" style:class="text">
      <style:paragraph-properties fo:margin-top="0.1665in" fo:margin-bottom="0.0835in" loext:contextual-spacing="false" fo:text-align="start" style:justify-single-word="false" fo:orphans="2" fo:widows="2" fo:keep-with-next="always" style:writing-mode="lr-tb">
        <style:tab-stops>
          <style:tab-stop style:position="0.1252in"/>
          <style:tab-stop style:position="0.25in"/>
          <style:tab-stop style:position="0.5in"/>
        </style:tab-stops>
      </style:paragraph-properties>
      <style:text-properties fo:color="#000000" style:font-name="Times" fo:font-family="Times" style:font-family-generic="swiss" style:font-pitch="variable" fo:font-size="14pt" style:text-underline-style="none" fo:font-weight="bold" style:font-name-asian="Times2" style:font-family-asian="Times" style:font-family-generic-asian="system" style:font-pitch-asian="variable" style:font-size-asian="14pt" style:font-weight-asian="bold" style:font-name-complex="Times2" style:font-family-complex="Times" style:font-family-generic-complex="system" style:font-pitch-complex="variable" style:font-size-complex="14pt" style:font-weight-complex="bold"/>
    </style:style>
    <style:style style:name="Heading_20_1" style:display-name="Heading 1" style:family="paragraph" style:parent-style-name="Heading" style:next-style-name="Standard" style:default-outline-level="1" style:list-style-name="" style:class="text">
      <style:paragraph-properties fo:margin-top="0.1665in" fo:margin-bottom="0.0835in" loext:contextual-spacing="false" fo:text-align="start" style:justify-single-word="false" fo:orphans="2" fo:widows="2" fo:keep-with-next="always" style:writing-mode="lr-tb">
        <style:tab-stops>
          <style:tab-stop style:position="0.1252in"/>
          <style:tab-stop style:position="0.25in"/>
          <style:tab-stop style:position="0.5in"/>
        </style:tab-stops>
      </style:paragraph-properties>
      <style:text-properties fo:color="#000000" style:font-name="Times" fo:font-family="Times" style:font-family-generic="swiss" style:font-pitch="variable" fo:font-size="16pt" style:text-underline-style="none" fo:font-weight="bold" style:font-name-asian="Times2" style:font-family-asian="Times" style:font-family-generic-asian="system" style:font-pitch-asian="variable" style:font-size-asian="16pt" style:font-weight-asian="bold" style:font-name-complex="Times2" style:font-family-complex="Times" style:font-family-generic-complex="system" style:font-pitch-complex="variable"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age_20_number" style:display-name="page number"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officeooo:rsid="001c94ca" officeooo:paragraph-rsid="001c94ca" style:font-size-asian="9pt" style:font-size-complex="9pt"/>
    </style:style>
    <style:style style:name="MP2" style:family="paragraph" style:parent-style-name="Footer">
      <style:paragraph-properties fo:text-align="start" style:justify-single-word="false"/>
      <style:text-properties officeooo:rsid="001c94ca" officeooo:paragraph-rsid="001c94ca"/>
    </style:style>
    <style:style style:name="MT1" style:family="text">
      <style:text-properties officeooo:rsid="001e80d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text:span text:style-name="MT1">oD and Target Tracking </text:span>Software</text:p>
      </style:header>
      <style:footer>
        <text:p text:style-name="MP2">CS258 Software Engineering <text:s text:c="55"/><text:tab/> Software Requirements Specificat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22:23:07.364000000</meta:creation-date>
    <meta:generator>LibreOffice/5.4.4.2$Windows_X86_64 LibreOffice_project/2524958677847fb3bb44820e40380acbe820f960</meta:generator>
    <dc:date>2018-01-25T03:26:43.056000000</dc:date>
    <meta:editing-duration>PT13H43M5S</meta:editing-duration>
    <meta:editing-cycles>4</meta:editing-cycles>
    <meta:document-statistic meta:table-count="0" meta:image-count="0" meta:object-count="0" meta:page-count="2" meta:paragraph-count="29" meta:word-count="491" meta:character-count="3325" meta:non-whitespace-character-count="2806"/>
  </office:meta>
</office:document-meta>
</file>